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a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2696873154491186">
            <text:p>0.00269687315449118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a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0.002696873154491186">
            <text:p>0.00269687315449118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